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5dd5e"/>
    </style:style>
    <style:style style:name="T1" style:family="text">
      <style:text-properties officeooo:rsid="0015dd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ke Levine</text:p>
      <text:p text:style-name="Standard">Assignment 2</text:p>
      <text:p text:style-name="Standard">06/03/15</text:p>
      <text:p text:style-name="Standard">CSC 2110 – Summer Term</text:p>
      <text:p text:style-name="Standard"/>
      <text:p text:style-name="Standard">1)</text:p>
      <text:p text:style-name="Standard"><text:tab/>15 5 6</text:p>
      <text:p text:style-name="Standard"><text:tab/>15 24 -9</text:p>
      <text:p text:style-name="Standard">2)</text:p>
      <text:p text:style-name="Standard"><text:tab/>a) -2</text:p>
      <text:p text:style-name="Standard"><text:tab/>b) -8</text:p>
      <text:p text:style-name="Standard"><text:tab/>c) -6</text:p>
      <text:p text:style-name="Standard"><text:tab/>d) -2</text:p>
      <text:p text:style-name="Standard">3)</text:p>
      <text:p text:style-name="Standard"><text:tab/>a) enum birdType { PEACOCK, SPARROW,CANARY, PARROT, PENGUIN, OSTRICH, EAGLE, CARDINAL, and HUMMINGBIRD };</text:p>
      <text:p text:style-name="Standard"><text:tab/><text:span text:style-name="T1">b) birdType bird;</text:span></text:p>
      <text:p text:style-name="Standard"><text:tab/><text:span text:style-name="T1">c) bird = CANARY;</text:span></text:p>
      <text:p text:style-name="P1"><text:tab/><text:span text:style-name="T1">d) bird = static_cast&lt;birdType&gt;(bird +1);</text:span></text:p>
      <text:p text:style-name="P1"><text:tab/><text:span text:style-name="T1">e) bird = static_cast&lt;birdType&gt;(bird -1);</text:span></text:p>
      <text:p text:style-name="Standard"><text:tab/><text:span text:style-name="T1">f) cout &lt;&lt; static_cast&lt;int&gt;(bird) &lt;&lt; endl;</text:span></text:p>
      <text:p text:style-name="Standard"><text:tab/><text:span text:style-name="T1">g) cin &gt;&gt; bird;</text:span></text:p>
      <text:p text:style-name="Standard"/>
      <text:p text:style-name="Standard">4)</text:p>
      <text:p text:style-name="Standard"><text:tab/>a) 31</text:p>
      <text:p text:style-name="Standard"><text:tab/>b) the time</text:p>
      <text:p text:style-name="Standard"><text:tab/>c) the party</text:p>
      <text:p text:style-name="Standard"><text:tab/>d) Now is the best time for the party!</text:p>
      <text:p text:style-name="Standard"><text:tab/>e) Now is the best to study for the exam? arty! </text:p>
      <text:p text:style-name="Standard">5)</text:p>
      <text:p text:style-name="Standard"><text:tab/>a) yes</text:p>
      <text:p text:style-name="Standard"><text:tab/>b) yes</text:p>
      <text:p text:style-name="Standard"><text:tab/>c) yes</text:p>
      <text:p text:style-name="Standard"><text:tab/>d) yes</text:p>
      <text:p text:style-name="Standard"><text:tab/></text:p>
      <text:p text:style-name="Standard">6)</text:p>
      <text:p text:style-name="Standard"><text:tab/>a) int alpha[10][20]</text:p>
      <text:p text:style-name="Standard"><text:tab/>b) for (int i =0; i &lt; 100; i++) {</text:p>
      <text:p text:style-name="Standard"><text:tab/><text:tab/>for (int j = 0; j &lt; 100; j++) {</text:p>
      <text:p text:style-name="Standard"><text:tab/><text:tab/><text:tab/>alpha[i][j] = 0;<text:tab/></text:p>
      <text:p text:style-name="Standard"><text:tab/><text:tab/>}</text:p>
      <text:p text:style-name="Standard"><text:tab/> <text:s text:c="3"/>}</text:p>
      <text:p text:style-name="Standard"><text:tab/>c) for (int i =0; i &lt; 100; i++) {</text:p>
      <text:p text:style-name="Standard"><text:tab/><text:tab/>for (int j = 0; j &lt; 100; j++) {</text:p>
      <text:p text:style-name="Standard"><text:tab/><text:tab/><text:tab/>if(i == 0) {</text:p>
      <text:p text:style-name="Standard"><text:tab/><text:tab/><text:tab/><text:tab/>alpha[i][j] = 1;</text:p>
      <text:p text:style-name="Standard"><text:tab/><text:tab/><text:tab/>}</text:p>
      <text:p text:style-name="Standard"><text:tab/><text:tab/><text:tab/>else {<text:tab/></text:p>
      <text:p text:style-name="Standard"><text:tab/><text:tab/><text:tab/><text:tab/>alpha[i][j] = 2;</text:p>
      <text:p text:style-name="Standard"><text:soft-page-break/><text:tab/><text:tab/><text:tab/>}<text:tab/></text:p>
      <text:p text:style-name="Standard"><text:tab/><text:tab/>}</text:p>
      <text:p text:style-name="Standard"><text:tab/> <text:s text:c="3"/>}</text:p>
      <text:p text:style-name="Standard"/>
      <text:p text:style-name="Standard"/>
      <text:p text:style-name="Standard"/>
      <text:p text:style-name="Standard"/>
      <text:p text:style-name="Standard"/>
      <text:p text:style-name="Standard"><text:tab/>d)</text:p>
      <text:p text:style-name="Standard"><text:tab/> <text:s text:c="3"/>for (int i =1; i &lt;= 100; i++) {</text:p>
      <text:p text:style-name="Standard"><text:tab/><text:tab/>for (int j = 0; j &lt; 100; j++) {</text:p>
      <text:p text:style-name="Standard"><text:tab/><text:tab/><text:tab/>alpha[i][j] = (i)*5;<text:tab/></text:p>
      <text:p text:style-name="Standard"><text:tab/><text:tab/>}</text:p>
      <text:p text:style-name="Standard"><text:tab/> <text:s text:c="3"/>}</text:p>
      <text:p text:style-name="Standard"><text:tab/>e)</text:p>
      <text:p text:style-name="Standard"><text:tab/> <text:s text:c="2"/>for (int i =1; i &lt;= 100; i++) {</text:p>
      <text:p text:style-name="Standard"><text:tab/><text:tab/>for (int j = 0; j &lt; 100; j++) {</text:p>
      <text:p text:style-name="Standard"><text:tab/><text:tab/><text:tab/>cout <text:s/>&lt;&lt; alpha[i][j];<text:tab/></text:p>
      <text:p text:style-name="Standard"><text:tab/><text:tab/>}</text:p>
      <text:p text:style-name="Standard"><text:tab/> <text:s text:c="3"/>}</text:p>
      <text:p text:style-name="Standard"><text:tab/>f)</text:p>
      <text:p text:style-name="Standard"><text:tab/> <text:s text:c="2"/>for (int i =1; i &lt;= 100; i++) {</text:p>
      <text:p text:style-name="Standard"><text:tab/><text:tab/>for (int j = 0; j &lt; 100; j++) {</text:p>
      <text:p text:style-name="Standard"><text:tab/><text:tab/><text:tab/>cout <text:s/>&lt;&lt; alpha[j][i];<text:tab/></text:p>
      <text:p text:style-name="Standard"><text:tab/><text:tab/>}</text:p>
      <text:p text:style-name="Standard"><text:tab/> <text:s text:c="3"/>}</text:p>
      <text:p text:style-name="Standard">7)</text:p>
      <text:p text:style-name="Standard"><text:tab/>struct carType {</text:p>
      <text:p text:style-name="Standard"><text:tab/><text:tab/>string manufucturer, model, modelType, color;</text:p>
      <text:p text:style-name="Standard"><text:tab/><text:tab/>int numDoors, mpgCity, mpgHw, <text:s/>year;</text:p>
      <text:p text:style-name="Standard"><text:tab/><text:tab/>double price;</text:p>
      <text:p text:style-name="Standard"><text:tab/>}</text:p>
      <text:p text:style-name="Standard"/>
      <text:p text:style-name="Standard"><text:tab/>carType myCar;</text:p>
      <text:p text:style-name="Standard"><text:tab/>myCar.manufucturer = GMT;</text:p>
      <text:p text:style-name="Standard"><text:tab/>myCar.<text:tab/>.nodel = <text:s/>Cyclone;</text:p>
      <text:p text:style-name="Standard"><text:tab/>myCar.modelType = <text:s/>sedan;</text:p>
      <text:p text:style-name="Standard"><text:tab/>myCar.color = <text:s/>blue;</text:p>
      <text:p text:style-name="Standard"><text:tab/>myCar.<text:tab/>NumDoors = 4;</text:p>
      <text:p text:style-name="Standard"><text:tab/>myCar.mpgCity = 28;</text:p>
      <text:p text:style-name="Standard"><text:tab/>myCar.mpgHw = 32;</text:p>
      <text:p text:style-name="Standard"><text:tab/>myCar.<text:tab/>Year = 2006;</text:p>
      <text:p text:style-name="Standard"><text:tab/>myCar.price = 25000.00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8:03:10.552717077</meta:creation-date>
    <dc:date>2015-06-03T18:20:07.002058824</dc:date>
    <meta:editing-duration>PT19H7M41S</meta:editing-duration>
    <meta:editing-cycles>14</meta:editing-cycles>
    <meta:generator>LibreOffice/4.4.2.2$Linux_X86_64 LibreOffice_project/40m0$Build-2</meta:generator>
    <meta:document-statistic meta:table-count="0" meta:image-count="0" meta:object-count="0" meta:page-count="2" meta:paragraph-count="83" meta:word-count="294" meta:character-count="1459" meta:non-whitespace-character-count="1096"/>
  </office:meta>
</office:document-meta>
</file>